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45in"/>
    </style:style>
    <style:style style:name="co3" style:family="table-column">
      <style:table-column-properties fo:break-before="auto" style:column-width="0.4984in"/>
    </style:style>
    <style:style style:name="co4" style:family="table-column">
      <style:table-column-properties fo:break-before="auto" style:column-width="0.739in"/>
    </style:style>
    <style:style style:name="co5" style:family="table-column">
      <style:table-column-properties fo:break-before="auto" style:column-width="0.7819in"/>
    </style:style>
    <style:style style:name="co6" style:family="table-column">
      <style:table-column-properties fo:break-before="auto" style:column-width="0.9791in"/>
    </style:style>
    <style:style style:name="co7" style:family="table-column">
      <style:table-column-properties fo:break-before="auto" style:column-width="1.0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ffer 25" table:style-name="ta1">
        <table:shapes>
          <draw:frame draw:z-index="0" draw:style-name="gr1" draw:text-style-name="P1" svg:width="6.2988in" svg:height="3.5429in" svg:x="1.7858in" svg:y="0.1898in">
            <draw:object draw:notify-on-update-of-ranges="'Buffer 25'.A1:'Buffer 25'.A1 'Buffer 25'.A2:'Buffer 25'.A9 'Buffer 25'.B1:'Buffer 25'.B1 'Buffer 25'.B2:'Buffer 25'.B9 'Buffer 25'.C1:'Buffer 25'.C1 'Buffer 25'.C2:'Buffer 25'.C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(TP, TC)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00, 50)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(200, 100)</text:p>
          </table:table-cell>
          <table:table-cell office:value-type="float" office:value="122" calcext:value-type="float">
            <text:p>122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00, 150)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00, 200)</text:p>
          </table:table-cell>
          <table:table-cell office:value-type="float" office:value="662" calcext:value-type="float">
            <text:p>66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00, 250)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00, 300)</text:p>
          </table:table-cell>
          <table:table-cell office:value-type="float" office:value="446" calcext:value-type="float">
            <text:p>446</text:p>
          </table:table-cell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00, 400)</text:p>
          </table:table-cell>
          <table:table-cell office:value-type="float" office:value="377" calcext:value-type="float">
            <text:p>377</text:p>
          </table:table-cell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00, 500)</text:p>
          </table:table-cell>
          <table:table-cell office:value-type="float" office:value="320" calcext:value-type="float">
            <text:p>320</text:p>
          </table:table-cell>
          <table:table-cell office:value-type="float" office:value="4807" calcext:value-type="float">
            <text:p>4807</text:p>
          </table:table-cell>
          <table:table-cell table:number-columns-repeated="4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</table:table>
      <table:table table:name="Buffer 50" table:style-name="ta1">
        <table:shapes>
          <draw:frame draw:z-index="0" draw:style-name="gr1" draw:text-style-name="P1" svg:width="6.2988in" svg:height="3.5429in" svg:x="1.9449in" svg:y="0.2079in">
            <draw:object draw:notify-on-update-of-ranges="'Buffer 50'.A1:'Buffer 50'.A1 'Buffer 50'.A2:'Buffer 50'.A9 'Buffer 50'.B1:'Buffer 50'.B1 'Buffer 50'.B2:'Buffer 50'.B9 'Buffer 50'.C1:'Buffer 50'.C1 'Buffer 50'.C2:'Buffer 50'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(TP, TC)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00, 50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(200, 100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00, 150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00, 200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00, 250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00, 300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00, 400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00, 500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</table:table>
      <table:table table:name="Buffer 100" table:style-name="ta1">
        <table:shapes>
          <draw:frame draw:z-index="0" draw:style-name="gr1" draw:text-style-name="P1" svg:width="6.2988in" svg:height="3.5429in" svg:x="1.9366in" svg:y="0.1992in">
            <draw:object draw:notify-on-update-of-ranges="'Buffer 100'.A2:'Buffer 100'.A9 'Buffer 100'.B1:'Buffer 100'.B1 'Buffer 100'.B2:'Buffer 100'.B9 'Buffer 100'.C1:'Buffer 100'.C1 'Buffer 100'.C2:'Buffer 100'.C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(TP, TC)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00, 50)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(200, 100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00, 150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00, 200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00, 250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00, 300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00, 4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00, 500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/00/0000</text:date>, <text:time style:data-style-name="N2" text:time-value="23:48:32.719269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5T01:18:32.592299272</meta:creation-date>
    <dc:date>2021-12-05T01:54:26.700178670</dc:date>
    <meta:editing-duration>PT4H44M59S</meta:editing-duration>
    <meta:editing-cycles>23</meta:editing-cycles>
    <meta:generator>LibreOffice/7.1.7.2$Linux_X86_64 LibreOffice_project/10$Build-2</meta:generator>
    <meta:document-statistic meta:table-count="3" meta:cell-count="8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8cm" svg:y="0.316cm" chart:style-name="ch2">
          <text:p>Buffer 50</text:p>
        </chart:title>
        <chart:legend chart:legend-position="end" svg:x="14.276cm" svg:y="3.98cm" style:legend-expansion="high" chart:style-name="ch3"/>
        <chart:plot-area chart:style-name="ch4" table:cell-range-address="'Buffer 50'.A1:'Buffer 50'.C9" chart:data-source-has-labels="both" svg:x="1.33cm" svg:y="1.271cm" svg:width="12.626cm" svg:height="6.56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:coordinate-region svg:x="1.968cm" svg:y="1.3cm" svg:width="11.988cm" svg:height="4.90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4.895cm" svg:y="8.021cm" chart:style-name="ch6">
              <text:p>(Producer, Consumer) sleep time (ms)</text:p>
            </chart:title>
            <chart:categories table:cell-range-address="'Buffer 50'.A2:'Buffer 50'.A9"/>
            <chart:grid chart:style-name="ch7" chart:class="major"/>
          </chart:axis>
          <chart:axis chart:dimension="y" chart:name="primary-y" chart:style-name="ch8">
            <chart:title svg:x="0.451cm" svg:y="5.129cm" chart:style-name="ch9">
              <text:p>Waiting</text:p>
            </chart:title>
            <chart:grid chart:style-name="ch7" chart:class="major"/>
          </chart:axis>
          <chart:axis chart:dimension="y" chart:name="secondary-y" chart:style-name="ch10"/>
          <chart:axis chart:dimension="z" chart:name="primary-z" chart:style-name="ch5"/>
          <chart:series chart:attached-axis="primary-y" chart:style-name="ch11" chart:values-cell-range-address="'Buffer 50'.B2:'Buffer 50'.B9" chart:label-cell-address="'Buffer 50'.B1:'Buffer 50'.B1" chart:class="chart:bar">
            <chart:data-point chart:repeated="8"/>
          </chart:series>
          <chart:series chart:attached-axis="primary-y" chart:style-name="ch12" chart:values-cell-range-address="'Buffer 50'.C2:'Buffer 50'.C9" chart:label-cell-address="'Buffer 50'.C1:'Buffer 50'.C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</text:p>
                <draw:g>
                  <svg:desc>'Buffer 50'.B1:'Buffer 50'.B1</svg:desc>
                </draw:g>
              </table:table-cell>
              <table:table-cell office:value-type="string">
                <text:p>Empty</text:p>
                <draw:g>
                  <svg:desc>'Buffer 50'.C1:'Buffer 5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200, 50)</text:p>
                <draw:g>
                  <svg:desc>'Buffer 50'.A2:'Buffer 50'.A9</svg:desc>
                </draw:g>
              </table:table-cell>
              <table:table-cell office:value-type="float" office:value="0">
                <text:p>0</text:p>
                <draw:g>
                  <svg:desc>'Buffer 50'.B2:'Buffer 50'.B9</svg:desc>
                </draw:g>
              </table:table-cell>
              <table:table-cell office:value-type="float" office:value="0">
                <text:p>0</text:p>
                <draw:g>
                  <svg:desc>'Buffer 50'.C2:'Buffer 50'.C9</svg:desc>
                </draw:g>
              </table:table-cell>
            </table:table-row>
            <table:table-row>
              <table:table-cell office:value-type="string">
                <text:p>(200, 100)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(200, 150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(200, 200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(200, 250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(200, 300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(200, 400)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(200, 500)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51cm" svg:y="0.316cm" chart:style-name="ch2">
          <text:p>Buffer 100</text:p>
        </chart:title>
        <chart:legend chart:legend-position="end" svg:x="14.276cm" svg:y="3.98cm" style:legend-expansion="high" chart:style-name="ch3"/>
        <chart:plot-area chart:style-name="ch4" table:cell-range-address="'Buffer 100'.A1:'Buffer 100'.C9" chart:data-source-has-labels="both" svg:x="1.33cm" svg:y="1.271cm" svg:width="12.626cm" svg:height="6.56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:coordinate-region svg:x="1.775cm" svg:y="1.299cm" svg:width="12.181cm" svg:height="4.90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4.895cm" svg:y="8.021cm" chart:style-name="ch6">
              <text:p>(Producer, Consumer) sleep time (ms)</text:p>
            </chart:title>
            <chart:categories table:cell-range-address="'Buffer 100'.A2:'Buffer 100'.A9"/>
            <chart:grid chart:style-name="ch7" chart:class="major"/>
          </chart:axis>
          <chart:axis chart:dimension="y" chart:name="primary-y" chart:style-name="ch8">
            <chart:title svg:x="0.451cm" svg:y="5.129cm" chart:style-name="ch9">
              <text:p>Waiting</text:p>
            </chart:title>
            <chart:grid chart:style-name="ch7" chart:class="major"/>
          </chart:axis>
          <chart:axis chart:dimension="z" chart:name="primary-z" chart:style-name="ch5"/>
          <chart:series chart:style-name="ch10" chart:values-cell-range-address="'Buffer 100'.B2:'Buffer 100'.B9" chart:label-cell-address="'Buffer 100'.B1:'Buffer 100'.B1" chart:class="chart:bar">
            <chart:data-point chart:repeated="8"/>
          </chart:series>
          <chart:series chart:style-name="ch11" chart:values-cell-range-address="'Buffer 100'.C2:'Buffer 100'.C9" chart:label-cell-address="'Buffer 100'.C1:'Buffer 100'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</text:p>
                <draw:g>
                  <svg:desc>'Buffer 100'.B1:'Buffer 100'.B1</svg:desc>
                </draw:g>
              </table:table-cell>
              <table:table-cell office:value-type="string">
                <text:p>Empty</text:p>
                <draw:g>
                  <svg:desc>'Buffer 100'.C1:'Buffer 10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200, 50)</text:p>
                <draw:g>
                  <svg:desc>'Buffer 100'.A2:'Buffer 100'.A9</svg:desc>
                </draw:g>
              </table:table-cell>
              <table:table-cell office:value-type="float" office:value="0">
                <text:p>0</text:p>
                <draw:g>
                  <svg:desc>'Buffer 100'.B2:'Buffer 100'.B9</svg:desc>
                </draw:g>
              </table:table-cell>
              <table:table-cell office:value-type="float" office:value="8">
                <text:p>8</text:p>
                <draw:g>
                  <svg:desc>'Buffer 100'.C2:'Buffer 100'.C9</svg:desc>
                </draw:g>
              </table:table-cell>
            </table:table-row>
            <table:table-row>
              <table:table-cell office:value-type="string">
                <text:p>(200, 100)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(200, 150)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(200, 200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(200, 250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(200, 300)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(200, 400)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(200, 500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8cm" svg:y="0.316cm" chart:style-name="ch2">
          <text:p>Buffer 25</text:p>
        </chart:title>
        <chart:legend chart:legend-position="end" svg:x="14.276cm" svg:y="3.98cm" style:legend-expansion="high" chart:style-name="ch3"/>
        <chart:plot-area chart:style-name="ch4" table:cell-range-address="'Buffer 25'.A1:'Buffer 25'.C9" chart:data-source-has-labels="both" svg:x="1.33cm" svg:y="1.271cm" svg:width="12.626cm" svg:height="6.56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:coordinate-region svg:x="2.356cm" svg:y="1.308cm" svg:width="11.6cm" svg:height="4.8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4.895cm" svg:y="8.021cm" chart:style-name="ch6">
              <text:p>(Producer, Consumer) sleep time (ms)</text:p>
            </chart:title>
            <chart:categories table:cell-range-address="'Buffer 25'.A2:'Buffer 25'.A9"/>
            <chart:grid chart:style-name="ch7" chart:class="major"/>
          </chart:axis>
          <chart:axis chart:dimension="y" chart:name="primary-y" chart:style-name="ch8">
            <chart:title svg:x="0.451cm" svg:y="5.129cm" chart:style-name="ch9">
              <text:p>Waiting</text:p>
            </chart:title>
            <chart:grid chart:style-name="ch7" chart:class="major"/>
          </chart:axis>
          <chart:axis chart:dimension="z" chart:name="primary-z" chart:style-name="ch5"/>
          <chart:series chart:style-name="ch10" chart:values-cell-range-address="'Buffer 25'.B2:'Buffer 25'.B9" chart:label-cell-address="'Buffer 25'.B1:'Buffer 25'.B1" chart:class="chart:bar">
            <chart:data-point chart:repeated="8"/>
          </chart:series>
          <chart:series chart:style-name="ch11" chart:values-cell-range-address="'Buffer 25'.C2:'Buffer 25'.C9" chart:label-cell-address="'Buffer 25'.C1:'Buffer 25'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</text:p>
                <draw:g>
                  <svg:desc>'Buffer 25'.B1:'Buffer 25'.B1</svg:desc>
                </draw:g>
              </table:table-cell>
              <table:table-cell office:value-type="string">
                <text:p>Empty</text:p>
                <draw:g>
                  <svg:desc>'Buffer 25'.C1:'Buffer 25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200, 50)</text:p>
                <draw:g>
                  <svg:desc>'Buffer 25'.A2:'Buffer 25'.A9</svg:desc>
                </draw:g>
              </table:table-cell>
              <table:table-cell office:value-type="float" office:value="70">
                <text:p>70</text:p>
                <draw:g>
                  <svg:desc>'Buffer 25'.B2:'Buffer 25'.B9</svg:desc>
                </draw:g>
              </table:table-cell>
              <table:table-cell office:value-type="float" office:value="0">
                <text:p>0</text:p>
                <draw:g>
                  <svg:desc>'Buffer 25'.C2:'Buffer 25'.C9</svg:desc>
                </draw:g>
              </table:table-cell>
            </table:table-row>
            <table:table-row>
              <table:table-cell office:value-type="string">
                <text:p>(200, 100)</text:p>
              </table:table-cell>
              <table:table-cell office:value-type="float" office:value="122">
                <text:p>1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(200, 150)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(200, 200)</text:p>
              </table:table-cell>
              <table:table-cell office:value-type="float" office:value="662">
                <text:p>6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(200, 250)</text:p>
              </table:table-cell>
              <table:table-cell office:value-type="float" office:value="409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(200, 300)</text:p>
              </table:table-cell>
              <table:table-cell office:value-type="float" office:value="446">
                <text:p>44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(200, 400)</text:p>
              </table:table-cell>
              <table:table-cell office:value-type="float" office:value="377">
                <text:p>377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string">
                <text:p>(200, 500)</text:p>
              </table:table-cell>
              <table:table-cell office:value-type="float" office:value="320">
                <text:p>320</text:p>
              </table:table-cell>
              <table:table-cell office:value-type="float" office:value="4807">
                <text:p>48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